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gr1" style:family="graphic">
      <style:graphic-properties svg:stroke-width="0.0402in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c0c0c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OpenLCB Transports</text:span> </text:p>
      <text:p text:style-name="Standard"/>
      <text:p text:style-name="Standard">OpenLCB has three transport protocols defined, presently<text:note text:id="ftn0" text:note-class="footnote"><text:note-citation>1</text:note-citation><text:note-body><text:p text:style-name="Footnote">If something else is needed, it's possible to use the lower-level OpenLCB messages in other ways, but using these existing transports is the easiest approach.</text:p></text:note-body></text:note>. <text:s/>These cover most communication requirements of other higher-level protocols to carry their content. <text:s/>For example, a specific Signaling Protocol can use any combination of these Transports to carry its specific content. <text:s text:c="3"/>These transports are built on the lower frame level messages. <text:s/>On CAN, these are handled specially in that, while Events can be sent as a single CAN-frame, Datagrams and Streams need to be broken up into fragments. <text:s/>Low-level code handles this fragmentation and their reassembly of these fragments. <text:s/></text:p>
      <text:p text:style-name="Standard"/>
      <text:p text:style-name="Standard"><text:span text:style-name="T2">Event Transport</text:span>: </text:p>
      <text:p text:style-name="Standard">These carry, as content, an Event number, 64-bit number, representing a 'concept'. <text:s text:c="2"/>While the Event number can be considered an arbitrary number, it is often pre-assigned or constructed in some manner. <text:s text:c="5"/></text:p>
      <text:p text:style-name="Standard"><draw:rect text:anchor-type="paragraph" draw:z-index="2" draw:style-name="gr2" draw:text-style-name="P1" svg:width="0.6276in" svg:height="0.3031in" svg:x="2.2083in" svg:y="0.1772in"><text:p text:style-name="P1">Node</text:p></draw:rect><draw:rect text:anchor-type="paragraph" draw:z-index="4" draw:style-name="gr2" draw:text-style-name="P1" svg:width="0.6276in" svg:height="0.3031in" svg:x="3.7728in" svg:y="0.1839in"><text:p text:style-name="P1">Node</text:p></draw:rect></text:p>
      <text:p text:style-name="Standard"><draw:line text:anchor-type="paragraph" draw:z-index="8" draw:style-name="gr3" draw:text-style-name="P1" svg:x1="4.0898in" svg:y1="0.2953in" svg:x2="4.0898in" svg:y2="0.4724in"><text:p/></draw:line><draw:line text:anchor-type="paragraph" draw:z-index="7" draw:style-name="gr3" draw:text-style-name="P1" svg:x1="3.2854in" svg:y1="0.5165in" svg:x2="3.2854in" svg:y2="0.6937in"><text:p/></draw:line><draw:line text:anchor-type="paragraph" draw:z-index="6" draw:style-name="gr3" draw:text-style-name="P1" svg:x1="2.5028in" svg:y1="0.2882in" svg:x2="2.5028in" svg:y2="0.4654in"><text:p/></draw:line><draw:line text:anchor-type="paragraph" draw:z-index="5" draw:style-name="gr3" draw:text-style-name="P1" svg:x1="2.1193in" svg:y1="0.4945in" svg:x2="2.1193in" svg:y2="0.6717in"><text:p/></draw:line><draw:rect text:anchor-type="paragraph" draw:z-index="3" draw:style-name="gr2" draw:text-style-name="P1" svg:width="0.6276in" svg:height="0.3031in" svg:x="2.9835in" svg:y="0.6937in"><text:p text:style-name="P1">Node</text:p></draw:rect><draw:rect text:anchor-type="paragraph" draw:z-index="1" draw:style-name="gr2" draw:text-style-name="P1" svg:width="0.6276in" svg:height="0.3031in" svg:x="1.7953in" svg:y="0.6717in"><text:p text:style-name="P1">Node</text:p></draw:rect><draw:line text:anchor-type="paragraph" draw:z-index="0" draw:style-name="gr1" draw:text-style-name="P1" svg:x1="4.5472in" svg:y1="0.4941in" svg:x2="1.6327in" svg:y2="0.4866in"><text:p/></draw:line><draw:custom-shape text:anchor-type="paragraph" draw:z-index="39" draw:style-name="gr5" draw:text-style-name="P1" svg:width="0.4752in" svg:height="0.4823in" draw:transform="rotate (1.5707963267946) translate (2.69930555555556in 0.584027777777778in)"><text:p/><draw:enhanced-geometry svg:viewBox="0 0 21600 21600" draw:mirror-horizontal="true" draw:text-areas="0 0 21600 21600" draw:type="circular-arrow" draw:modifiers="-91.9917090117414 -3.04537727132156 8012.775717085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41" draw:style-name="gr5" draw:text-style-name="P1" svg:width="0.4524in" svg:height="0.7224in" draw:transform="rotate (1.5707963267946) translate (3.32638888888889in 0.584722222222222in)"><text:p/><draw:enhanced-geometry svg:viewBox="0 0 21600 21600" draw:mirror-horizontal="false" draw:mirror-vertical="false" draw:text-areas="0 0 21600 21600" draw:type="circular-arrow" draw:modifiers="-91.9917090117414 -9.36410959157593 8394.0655870846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Standard"/>
      <text:p text:style-name="Standard"><draw:rect text:anchor-type="paragraph" draw:z-index="9" draw:style-name="gr4" draw:text-style-name="P1" svg:width="0.9488in" svg:height="0.163in" svg:x="2.422in" svg:y="0.0083in"><text:p text:style-name="P1">All: abcdefgh</text:p></draw:rect><draw:custom-shape text:anchor-type="paragraph" draw:z-index="37" draw:style-name="gr5" draw:text-style-name="P1" svg:width="0.3803in" svg:height="0.4752in" draw:transform="rotate (1.5707963267946) translate (2.07847222222222in 0.436111111111111in)"><text:p/><draw:enhanced-geometry svg:viewBox="0 0 21600 21600" draw:text-areas="0 0 21600 21600" draw:type="circular-arrow" draw:modifiers="-91.9917090117414 -3.04537727132156 8012.775717085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38" draw:style-name="gr5" draw:text-style-name="P1" svg:width="0.0378in" svg:height="0.0012in" svg:x="2.9154in" svg:y="0.111in"><text:p/><draw:enhanced-geometry svg:viewBox="0 0 21600 21600" draw:text-areas="0 0 21600 21600" draw:type="circular-arrow" draw:modifiers="180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text:anchor-type="paragraph" draw:z-index="40" draw:style-name="gr5" draw:text-style-name="P1" svg:width="0.3685in" svg:height="0.3657in" svg:x="3.2425in" svg:y="0.0626in"><text:p/><draw:enhanced-geometry svg:viewBox="0 0 21600 21600" draw:mirror-horizontal="false" draw:mirror-vertical="false" draw:text-areas="0 0 21600 21600" draw:type="circular-arrow" draw:modifiers="-91.9917090117414 -3.04537727132156 8012.775717085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><text:span text:style-name="T2">Datagram Transport</text:span>:</text:p>
      <text:p text:style-name="Standard">These carry content from one node to another, specific and addressed, node. <text:s/>The content can be up to 84 bytes. <text:s text:c="3"/></text:p>
      <text:p text:style-name="Standard"><draw:custom-shape text:anchor-type="paragraph" draw:z-index="19" draw:style-name="gr5" draw:text-style-name="P1" svg:width="1.8787in" svg:height="0.4307in" svg:x="2.3091in" svg:y="0.328in"><text:p/><draw:enhanced-geometry svg:viewBox="0 0 21600 21600" draw:mirror-vertical="true" draw:text-areas="0 0 21600 21600" draw:type="circular-arrow" draw:modifiers="167.89087178527 -3.75464135145304 9295.33933975032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line text:anchor-type="paragraph" draw:z-index="18" draw:style-name="gr3" draw:text-style-name="P1" svg:x1="4.0646in" svg:y1="0.478in" svg:x2="4.0646in" svg:y2="0.6551in"><text:p/></draw:line><draw:line text:anchor-type="paragraph" draw:z-index="17" draw:style-name="gr3" draw:text-style-name="P1" svg:x1="3.2602in" svg:y1="0.6992in" svg:x2="3.2602in" svg:y2="0.8764in"><text:p/></draw:line><draw:line text:anchor-type="paragraph" draw:z-index="16" draw:style-name="gr3" draw:text-style-name="P1" svg:x1="2.478in" svg:y1="0.4709in" svg:x2="2.478in" svg:y2="0.648in"><text:p/></draw:line><draw:line text:anchor-type="paragraph" draw:z-index="15" draw:style-name="gr3" draw:text-style-name="P1" svg:x1="2.0945in" svg:y1="0.6772in" svg:x2="2.0945in" svg:y2="0.8543in"><text:p/></draw:line><draw:rect text:anchor-type="paragraph" draw:z-index="14" draw:style-name="gr2" draw:text-style-name="P1" svg:width="0.6276in" svg:height="0.3031in" svg:x="3.748in" svg:y="0.1764in"><text:p text:style-name="P1">Node4</text:p></draw:rect><draw:rect text:anchor-type="paragraph" draw:z-index="13" draw:style-name="gr2" draw:text-style-name="P1" svg:width="0.6276in" svg:height="0.3031in" svg:x="2.9583in" svg:y="0.8764in"><text:p text:style-name="P1">Node</text:p></draw:rect><draw:rect text:anchor-type="paragraph" draw:z-index="12" draw:style-name="gr2" draw:text-style-name="P1" svg:width="0.6276in" svg:height="0.3031in" svg:x="2.1835in" svg:y="0.1701in"><text:p text:style-name="P1">Node2</text:p></draw:rect><draw:rect text:anchor-type="paragraph" draw:z-index="11" draw:style-name="gr2" draw:text-style-name="P1" svg:width="0.6276in" svg:height="0.3031in" svg:x="1.7701in" svg:y="0.8543in"><text:p text:style-name="P1">Node</text:p></draw:rect><draw:line text:anchor-type="paragraph" draw:z-index="10" draw:style-name="gr1" draw:text-style-name="P1" svg:x1="4.522in" svg:y1="0.6768in" svg:x2="1.6075in" svg:y2="0.6693in"><text:p/></draw:line></text:p>
      <text:p text:style-name="Standard"/>
      <text:p text:style-name="Standard"/>
      <text:p text:style-name="Standard"><draw:rect text:anchor-type="paragraph" draw:z-index="20" draw:style-name="gr4" draw:text-style-name="P1" svg:width="1.413in" svg:height="0.163in" svg:x="2.522in" svg:y="0.0209in"><text:p text:style-name="P1">Node4: abcdefg.....z </text:p></draw:rect></text:p>
      <text:p text:style-name="Standard"/>
      <text:p text:style-name="Standard"/>
      <text:p text:style-name="Standard"/>
      <text:p text:style-name="Standard"><text:span text:style-name="T2">Stream Transport</text:span>:</text:p>
      <text:p text:style-name="Standard">These carry content with no preset size between one node and another specific node. <text:s/>These require a handshaking protocol between the two nodes before the content can be carried by the Stream. <text:s/></text:p>
      <text:p text:style-name="Standard"><draw:rect text:anchor-type="paragraph" draw:z-index="23" draw:style-name="gr2" draw:text-style-name="P1" svg:width="0.6276in" svg:height="0.3031in" svg:x="2.1772in" svg:y="0.1689in"><text:p text:style-name="P1">Node2</text:p></draw:rect><draw:rect text:anchor-type="paragraph" draw:z-index="25" draw:style-name="gr2" draw:text-style-name="P1" svg:width="0.6276in" svg:height="0.3031in" svg:x="3.7417in" svg:y="0.1752in"><text:p text:style-name="P1">Node4</text:p></draw:rect></text:p>
      <text:p text:style-name="Standard"><draw:rect text:anchor-type="paragraph" draw:z-index="36" draw:style-name="gr4" draw:text-style-name="P1" svg:width="0.1398in" svg:height="0.163in" svg:x="3.5925in" svg:y="0.4028in"><text:p text:style-name="P1">...</text:p></draw:rect><draw:rect text:anchor-type="paragraph" draw:z-index="35" draw:style-name="gr4" draw:text-style-name="P1" svg:width="0.1398in" svg:height="0.163in" svg:x="3.3772in" svg:y="0.4028in"><text:p text:style-name="P1">i</text:p></draw:rect><draw:rect text:anchor-type="paragraph" draw:z-index="34" draw:style-name="gr4" draw:text-style-name="P1" svg:width="0.1398in" svg:height="0.163in" svg:x="3.1618in" svg:y="0.4028in"><text:p text:style-name="P1">h</text:p></draw:rect><draw:rect text:anchor-type="paragraph" draw:z-index="33" draw:style-name="gr4" draw:text-style-name="P1" svg:width="0.1398in" svg:height="0.163in" svg:x="2.9528in" svg:y="0.4028in"><text:p text:style-name="P1">g</text:p></draw:rect><draw:rect text:anchor-type="paragraph" draw:z-index="32" draw:style-name="gr4" draw:text-style-name="P1" svg:width="0.1398in" svg:height="0.163in" svg:x="2.7445in" svg:y="0.4028in"><text:p text:style-name="P1">f</text:p></draw:rect><draw:rect text:anchor-type="paragraph" draw:z-index="31" draw:style-name="gr4" draw:text-style-name="P1" svg:width="0.1398in" svg:height="0.163in" svg:x="2.5161in" svg:y="0.4028in"><text:p text:style-name="P1">...</text:p></draw:rect><draw:custom-shape text:anchor-type="paragraph" draw:z-index="30" draw:style-name="gr5" draw:text-style-name="P1" svg:width="1.8787in" svg:height="0.4307in" svg:x="2.3028in" svg:y="0.1346in"><text:p/><draw:enhanced-geometry svg:viewBox="0 0 21600 21600" draw:mirror-vertical="true" draw:text-areas="0 0 21600 21600" draw:type="circular-arrow" draw:modifiers="167.89087178527 -3.75464135145304 9295.33933975032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line text:anchor-type="paragraph" draw:z-index="29" draw:style-name="gr3" draw:text-style-name="P1" svg:x1="4.0583in" svg:y1="0.2846in" svg:x2="4.0583in" svg:y2="0.4618in"><text:p/></draw:line><draw:line text:anchor-type="paragraph" draw:z-index="28" draw:style-name="gr3" draw:text-style-name="P1" svg:x1="3.2543in" svg:y1="0.5063in" svg:x2="3.2543in" svg:y2="0.6835in"><text:p/></draw:line><draw:line text:anchor-type="paragraph" draw:z-index="27" draw:style-name="gr3" draw:text-style-name="P1" svg:x1="2.4717in" svg:y1="0.278in" svg:x2="2.4717in" svg:y2="0.4551in"><text:p/></draw:line><draw:line text:anchor-type="paragraph" draw:z-index="26" draw:style-name="gr3" draw:text-style-name="P1" svg:x1="2.0882in" svg:y1="0.4839in" svg:x2="2.0882in" svg:y2="0.661in"><text:p/></draw:line><draw:rect text:anchor-type="paragraph" draw:z-index="24" draw:style-name="gr2" draw:text-style-name="P1" svg:width="0.6276in" svg:height="0.3031in" svg:x="2.952in" svg:y="0.6835in"><text:p text:style-name="P1">Node</text:p></draw:rect><draw:rect text:anchor-type="paragraph" draw:z-index="22" draw:style-name="gr2" draw:text-style-name="P1" svg:width="0.6276in" svg:height="0.3031in" svg:x="1.7638in" svg:y="0.661in"><text:p text:style-name="P1">Node</text:p></draw:rect><draw:line text:anchor-type="paragraph" draw:z-index="21" draw:style-name="gr1" draw:text-style-name="P1" svg:x1="4.5161in" svg:y1="0.4839in" svg:x2="1.6016in" svg:y2="0.4764in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Harris</meta:initial-creator>
    <meta:creation-date>2012-04-21T12:07:24</meta:creation-date>
    <dc:date>2012-04-22T12:33:47</dc:date>
    <dc:creator>David Harris</dc:creator>
    <meta:editing-duration>PT00H08M06S</meta:editing-duration>
    <meta:editing-cycles>1</meta:editing-cycles>
    <meta:generator>OpenOffice.org/3.2$Unix OpenOffice.org_project/320m18$Build-9502</meta:generator>
    <meta:document-statistic meta:table-count="0" meta:image-count="0" meta:object-count="0" meta:page-count="1" meta:paragraph-count="10" meta:word-count="204" meta:character-count="1331"/>
  </office:meta>
</office:document-meta>
</file>